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27cm" svg:x="15.478cm" svg:y="5.953cm">
          <text:p text:style-name="P1">Rend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ustom-shape draw:style-name="gr8" draw:text-style-name="P2" draw:layer="layout" svg:width="11.43cm" svg:height="5.08cm" svg:x="8.62cm" svg:y="12.43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764cm" svg:y1="9.255cm" svg:x2="17.764cm" svg:y2="9.89cm" draw:start-shape="id5" draw:start-glue-point="2" draw:end-shape="id3" draw:end-glue-point="5" svg:d="M17764 9255v635" svg:viewBox="0 0 1 636">
          <text:p/>
        </draw:connector>
        <draw:custom-shape draw:style-name="gr2" draw:text-style-name="P2" xml:id="id5" draw:id="id5" draw:layer="layout" svg:width="4.572cm" svg:height="1.27cm" svg:x="15.478cm" svg:y="7.985cm">
          <text:p text:style-name="P1">Compr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764cm" svg:y1="7.223cm" svg:x2="17.764cm" svg:y2="7.985cm" draw:start-shape="id2" draw:start-glue-point="2" draw:end-shape="id5" draw:end-glue-point="0" svg:d="M17764 7223v762" svg:viewBox="0 0 1 763">
          <text:p/>
        </draw:connector>
        <draw:custom-shape draw:style-name="gr9" draw:text-style-name="P3" xml:id="id7" draw:id="id7" draw:layer="layout" svg:width="3.81cm" svg:height="3.937cm" svg:x="15.859cm" svg:y="12.811cm">
          <text:p text:style-name="P1">Display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3.302cm" svg:height="3.937cm" svg:x="9.255cm" svg:y="12.811cm">
          <text:p text:style-name="P1">Nios</text:p>
          <text:p text:style-name="P1">µC/OSI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12.811cm" svg:x2="10.906cm" svg:y2="11.16cm" draw:start-shape="id6" draw:start-glue-point="0" draw:end-shape="id3" draw:end-glue-point="6" svg:d="M10906 12811v-1651" svg:viewBox="0 0 1 1652">
          <text:p/>
        </draw:connector>
        <draw:connector draw:style-name="gr5" draw:text-style-name="P3" draw:layer="layout" svg:x1="17.764cm" svg:y1="11.16cm" svg:x2="17.764cm" svg:y2="12.811cm" draw:start-shape="id3" draw:start-glue-point="7" draw:end-shape="id7" svg:d="M17764 11160v1651" svg:viewBox="0 0 1 1652">
          <text:p/>
        </draw:connector>
        <draw:custom-shape draw:style-name="gr11" draw:text-style-name="P3" xml:id="id8" draw:id="id8" draw:layer="layout" svg:width="11.557cm" svg:height="1.22cm" svg:x="8.493cm" svg:y="18.195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897cm" svg:y1="18.195cm" svg:x2="10.906cm" svg:y2="16.748cm" draw:start-shape="id8" draw:start-glue-point="4" draw:end-shape="id6" draw:end-glue-point="2" svg:d="M10897 18195v-724h9v-723" svg:viewBox="0 0 10 1448">
          <text:p/>
        </draw:connector>
        <draw:connector draw:style-name="gr5" draw:text-style-name="P3" draw:layer="layout" svg:x1="17.764cm" svg:y1="16.748cm" svg:x2="17.761cm" svg:y2="18.195cm" draw:start-shape="id7" draw:start-glue-point="2" draw:end-shape="id8" draw:end-glue-point="5" svg:d="M17764 16748v723h-3v724" svg:viewBox="0 0 4 1448">
          <text:p/>
        </draw:connector>
        <draw:custom-shape draw:style-name="gr12" draw:text-style-name="P3" xml:id="id9" draw:id="id9" draw:layer="layout" svg:width="3.048cm" svg:height="1.397cm" svg:x="5.191cm" svg:y="14.081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1.471cm" svg:height="0.988cm" svg:x="14.007cm" svg:y="11.287cm">
          <draw:text-box>
            <text:p>SPI</text:p>
          </draw:text-box>
        </draw:frame>
        <draw:connector draw:style-name="gr14" draw:text-style-name="P3" draw:layer="layout" svg:x1="8.239cm" svg:y1="14.779cm" svg:x2="9.255cm" svg:y2="14.779cm" draw:start-shape="id9" draw:start-glue-point="1" draw:end-shape="id6" svg:d="M8239 14779h1016" svg:viewBox="0 0 101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6:53:58.992245442</dc:date>
    <meta:editing-duration>PT6M55S</meta:editing-duration>
    <meta:editing-cycles>1</meta:editing-cycles>
    <meta:document-statistic meta:object-count="21"/>
    <meta:generator>LibreOffice/5.3.2.2$Linux_X86_64 LibreOffice_project/30m0$Build-2</meta:generator>
  </office:meta>
</office:document-meta>
</file>